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ans Mono" svg:font-family="'Ubuntu Sans Mono'" style:font-family-generic="swiss" style:font-pitch="fixed"/>
  </office:font-face-decls>
  <office:automatic-styles>
    <style:style style:name="P1" style:family="paragraph" style:parent-style-name="Heading_20_1">
      <style:paragraph-properties fo:margin-left="0cm" fo:margin-right="0cm" fo:margin-top="0cm" fo:margin-bottom="0cm" style:contextual-spacing="false" fo:text-indent="0cm" style:auto-text-indent="false"/>
      <style:text-properties style:font-name="Ubuntu Sans Mono"/>
    </style:style>
    <style:style style:name="P2" style:family="paragraph" style:parent-style-name="Standard">
      <style:text-properties style:font-name="Ubuntu Sans Mono" officeooo:paragraph-rsid="001042d9"/>
    </style:style>
    <style:style style:name="P3" style:family="paragraph" style:parent-style-name="Standard">
      <style:text-properties style:font-name="Ubuntu Sans Mono" officeooo:rsid="001042d9" officeooo:paragraph-rsid="001042d9"/>
    </style:style>
    <style:style style:name="P4" style:family="paragraph" style:parent-style-name="Standard">
      <style:text-properties style:font-name="Ubuntu Sans Mono" officeooo:rsid="001084bd" officeooo:paragraph-rsid="001084bd"/>
    </style:style>
    <style:style style:name="P5" style:family="paragraph" style:parent-style-name="Standard">
      <style:text-properties style:font-name="Ubuntu Sans Mono" officeooo:rsid="001084bd" officeooo:paragraph-rsid="001188d2"/>
    </style:style>
    <style:style style:name="P6" style:family="paragraph" style:parent-style-name="Standard">
      <style:text-properties style:font-name="Ubuntu Sans Mono" officeooo:rsid="001084bd" officeooo:paragraph-rsid="0011e687"/>
    </style:style>
    <style:style style:name="P7" style:family="paragraph" style:parent-style-name="Standard">
      <style:text-properties style:font-name="Ubuntu Sans Mono" officeooo:rsid="0012ee2a" officeooo:paragraph-rsid="0012ee2a"/>
    </style:style>
    <style:style style:name="P8" style:family="paragraph" style:parent-style-name="Standard">
      <style:text-properties style:font-name="Ubuntu Sans Mono" officeooo:rsid="0011e687" officeooo:paragraph-rsid="0011e687"/>
    </style:style>
    <style:style style:name="P9" style:family="paragraph" style:parent-style-name="Standard">
      <style:text-properties style:font-name="Ubuntu Sans Mono" officeooo:rsid="0011e687" officeooo:paragraph-rsid="0012ee2a"/>
    </style:style>
    <style:style style:name="P10" style:family="paragraph" style:parent-style-name="Standard">
      <style:text-properties style:font-name="Ubuntu Sans Mono" officeooo:rsid="001084bd" officeooo:paragraph-rsid="0012ee2a"/>
    </style:style>
    <style:style style:name="P11" style:family="paragraph" style:parent-style-name="Standard">
      <style:text-properties style:font-name="Ubuntu Sans Mono" officeooo:rsid="001188d2" officeooo:paragraph-rsid="0012ee2a"/>
    </style:style>
    <style:style style:name="P12" style:family="paragraph" style:parent-style-name="Standard">
      <style:text-properties style:font-name="Ubuntu Sans Mono" officeooo:rsid="001188d2" officeooo:paragraph-rsid="001188d2"/>
    </style:style>
    <style:style style:name="P13" style:family="paragraph" style:parent-style-name="Standard">
      <style:text-properties style:font-name="Ubuntu Sans Mono" officeooo:rsid="001084bd" officeooo:paragraph-rsid="00133007"/>
    </style:style>
    <style:style style:name="P14" style:family="paragraph" style:parent-style-name="Standard">
      <style:text-properties style:font-name="Ubuntu Sans Mono" fo:font-size="18pt" style:text-underline-style="solid" style:text-underline-width="auto" style:text-underline-color="font-color" fo:font-weight="bold" officeooo:rsid="00133007" officeooo:paragraph-rsid="00133007" style:font-size-asian="18pt" style:font-weight-asian="bold" style:font-size-complex="18pt" style:font-weight-complex="bold"/>
    </style:style>
    <style:style style:name="P15" style:family="paragraph" style:parent-style-name="Heading_20_3">
      <style:text-properties style:font-name="Ubuntu Sans Mono" fo:font-size="12pt" style:text-underline-style="solid" style:text-underline-width="auto" style:text-underline-color="font-color" fo:font-weight="bold" officeooo:rsid="00133007" officeooo:paragraph-rsid="00133007" style:font-size-asian="12pt" style:font-weight-asian="bold" style:font-size-complex="12pt" style:font-weight-complex="bold"/>
    </style:style>
    <style:style style:name="P16" style:family="paragraph" style:parent-style-name="Text_20_body" style:list-style-name="L1">
      <style:text-properties style:font-name="Ubuntu Sans Mono" fo:font-size="12pt" style:text-underline-style="none" fo:font-weight="normal" officeooo:rsid="00133007" style:font-size-asian="12pt" style:font-weight-asian="normal" style:font-size-complex="12pt" style:font-weight-complex="normal"/>
    </style:style>
    <style:style style:name="P17" style:family="paragraph" style:parent-style-name="Horizontal_20_Line">
      <style:text-properties style:font-name="Ubuntu Sans Mono" fo:font-size="12pt" style:text-underline-style="none" fo:font-weight="normal" officeooo:rsid="00133007" style:font-size-asian="12pt" style:font-weight-asian="normal" style:font-size-complex="12pt" style:font-weight-complex="normal"/>
    </style:style>
    <style:style style:name="P18" style:family="paragraph" style:parent-style-name="Heading_20_3">
      <style:text-properties style:font-name="Ubuntu Sans Mono" fo:font-size="12pt" style:text-underline-style="solid" style:text-underline-width="auto" style:text-underline-color="font-color" fo:font-weight="bold" officeooo:rsid="00133007" style:font-size-asian="12pt" style:font-weight-asian="bold" style:font-size-complex="12pt" style:font-weight-complex="bold"/>
    </style:style>
    <style:style style:name="P19" style:family="paragraph" style:parent-style-name="Text_20_body" style:list-style-name="L2">
      <style:text-properties style:font-name="Ubuntu Sans Mono" fo:font-size="12pt" style:text-underline-style="none" fo:font-weight="normal" officeooo:rsid="00133007" style:font-size-asian="12pt" style:font-weight-asian="normal" style:font-size-complex="12pt" style:font-weight-complex="normal"/>
    </style:style>
    <style:style style:name="P20" style:family="paragraph" style:parent-style-name="Text_20_body" style:list-style-name="L3">
      <style:text-properties style:font-name="Ubuntu Sans Mono" fo:font-size="12pt" style:text-underline-style="none" fo:font-weight="normal" officeooo:rsid="00133007" style:font-size-asian="12pt" style:font-weight-asian="normal" style:font-size-complex="12pt" style:font-weight-complex="normal"/>
    </style:style>
    <style:style style:name="P21" style:family="paragraph" style:parent-style-name="Heading_20_3">
      <style:text-properties style:font-name="Ubuntu Sans Mono" fo:font-size="12pt" style:text-underline-style="none" fo:font-weight="normal" officeooo:rsid="00133007" officeooo:paragraph-rsid="0014a929" style:font-size-asian="12pt" style:font-weight-asian="normal" style:font-size-complex="12pt" style:font-weight-complex="normal"/>
    </style:style>
    <style:style style:name="P22" style:family="paragraph" style:parent-style-name="Text_20_body" style:list-style-name="L4">
      <style:text-properties style:font-name="Ubuntu Sans Mono" fo:font-size="12pt" style:text-underline-style="none" fo:font-weight="normal" officeooo:rsid="00133007" officeooo:paragraph-rsid="0014a929" style:font-size-asian="12pt" style:font-weight-asian="normal" style:font-size-complex="12pt" style:font-weight-complex="normal"/>
    </style:style>
    <style:style style:name="P23" style:family="paragraph" style:parent-style-name="Text_20_body">
      <style:text-properties style:font-name="Ubuntu Sans Mono" fo:font-size="12pt" style:text-underline-style="none" fo:font-weight="normal" officeooo:rsid="00133007" officeooo:paragraph-rsid="0014a929" style:font-size-asian="12pt" style:font-weight-asian="normal" style:font-size-complex="12pt" style:font-weight-complex="normal"/>
    </style:style>
    <style:style style:name="P24" style:family="paragraph" style:parent-style-name="Text_20_body">
      <style:text-properties style:font-name="Ubuntu Sans Mono" fo:font-size="12pt" style:text-underline-style="none" fo:font-weight="normal" officeooo:rsid="0016b071" officeooo:paragraph-rsid="0016b071" style:font-size-asian="12pt" style:font-weight-asian="normal" style:font-size-complex="12pt" style:font-weight-complex="normal"/>
    </style:style>
    <style:style style:name="P25" style:family="paragraph" style:parent-style-name="Standard">
      <style:text-properties style:font-name="Ubuntu Sans Mono" officeooo:rsid="00133007" officeooo:paragraph-rsid="00133007"/>
    </style:style>
    <style:style style:name="T1" style:family="text">
      <style:text-properties fo:font-size="18pt" fo:font-weight="bold" officeooo:rsid="001042d9" style:font-size-asian="18pt" style:font-weight-asian="bold" style:font-size-complex="18pt" style:font-weight-complex="bold"/>
    </style:style>
    <style:style style:name="T2" style:family="text">
      <style:text-properties officeooo:rsid="001084bd"/>
    </style:style>
    <style:style style:name="T3" style:family="text">
      <style:text-properties officeooo:rsid="001188d2"/>
    </style:style>
    <style:style style:name="T4" style:family="text">
      <style:text-properties officeooo:rsid="0011e687"/>
    </style:style>
    <style:style style:name="T5" style:family="text">
      <style:text-properties officeooo:rsid="0012ee2a"/>
    </style:style>
    <style:style style:name="T6"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ortfolio Project - Technical Documentation (Stage 3)</text:h>
      <text:p text:style-name="P2"><text:line-break/><text:line-break/><text:span text:style-name="T1">DEMODAY Project <text:s/>«FITNESS CLASH » (nom temporaire)</text:span></text:p>
      <text:p text:style-name="P3"/>
      <text:p text:style-name="P3"/>
      <text:p text:style-name="P3"> <text:span text:style-name="T2">Objectif du projet </text:span></text:p>
      <text:p text:style-name="P4"/>
      <text:p text:style-name="P5">- Motiver les personnes à faire du sport à domicile ou dehors dans un lieux adapté . <text:line-break/>La plus part des personnes ne savent pas comment s’y prendre pour faire réaliser une séance de sport qui ciblerait une partie ou la totalité de leurs corps, <text:span text:style-name="T3">ou tout simplement ils ne sont pas motivés d’en faire car ils sont tout seul </text:span><text:span text:style-name="T4">cepoendant ils en feraient volontiers si ils étaient avec d’autres personnes</text:span><text:span text:style-name="T3">.</text:span></text:p>
      <text:p text:style-name="P5"><text:line-break/>Le but de ce site ou application est de générer des séances de sport au poids du corps, réalisable à la maison au travail ou dehors, <text:span text:style-name="T3">mais aussi de renforcer le lien entre les utilisateurs en distillant un aspect compétitif entre les utilisateurs</text:span>.</text:p>
      <text:p text:style-name="P5"/>
      <text:p text:style-name="P6">----------------------------------</text:p>
      <text:p text:style-name="P6"><text:line-break/>Le programme conçoit les séances de sports à partir d’une base de données de mouvement au poids du corps. <text:line-break/></text:p>
      <text:p text:style-name="P4"><text:tab/>- haut du corps (pectoraux, dos, épaules, biceps, triceps)</text:p>
      <text:p text:style-name="P4"><text:tab/>- tronc (sangle abdominale)</text:p>
      <text:p text:style-name="P4"><text:tab/>- bas du corps (jambes, fessiers, mollets)</text:p>
      <text:p text:style-name="P4"/>
      <text:p text:style-name="P6">----------------------------------</text:p>
      <text:p text:style-name="P4"/>
      <text:p text:style-name="P4"><text:span text:style-name="T3">L</text:span>es séances au nombre de 3 par semaine <text:span text:style-name="T5">par exemple</text:span></text:p>
      <text:p text:style-name="P4"/>
      <text:p text:style-name="P4"><text:tab/>-Lundi,</text:p>
      <text:p text:style-name="P4"><text:tab/>-Mercredi,</text:p>
      <text:p text:style-name="P4"><text:tab/>-Vendredi,</text:p>
      <text:p text:style-name="P4"/>
      <text:p text:style-name="P7"><text:s/>et c’est l’utilisateur qui décide de faire réaliser ses séances dans la semaine.</text:p>
      <text:p text:style-name="P7">Il devra lancer et valider chaque entraînement réalisé afin de pouvoir suivre ses résultats</text:p>
      <text:p text:style-name="P7"/>
      <text:p text:style-name="P7"/>
      <text:p text:style-name="P7"/>
      <text:p text:style-name="P7"><text:soft-page-break/></text:p>
      <text:p text:style-name="P7"/>
      <text:p text:style-name="P7"/>
      <text:p text:style-name="P8">Les séances <text:span text:style-name="T5">d’entraînements </text:span>seraient organisées de la manière suivante : </text:p>
      <text:p text:style-name="P8"/>
      <text:p text:style-name="P8">- Séance type :</text:p>
      <text:p text:style-name="P9"><text:tab/></text:p>
      <text:p text:style-name="P9"><text:tab/>- Echauffement (quelques minutes échauffement articulaires et musculaires)</text:p>
      <text:p text:style-name="P8"><text:tab/>- Mouvement 1</text:p>
      <text:p text:style-name="P8"><text:tab/>- Mouvement 2</text:p>
      <text:p text:style-name="P8"><text:tab/>- Mouvement 3</text:p>
      <text:p text:style-name="P8"><text:tab/>- Etirement (possibilité de skipper les étirements pour ceux qui le souhaite )</text:p>
      <text:p text:style-name="P6"/>
      <text:p text:style-name="P6"/>
      <text:p text:style-name="P10">Les séances <text:span text:style-name="T3">d’entraînement</text:span><text:span text:style-name="T5">s</text:span><text:span text:style-name="T3"> </text:span>sont <text:span text:style-name="T3">a</text:span>léatoires (car le but c’est de pousser les utilisateurs à rester actifs et à les faire sortir de leurs zones de confort <text:span text:style-name="T3">dans la mesure du possible</text:span>)</text:p>
      <text:p text:style-name="P10"/>
      <text:p text:style-name="P10"><text:span text:style-name="T5">A</text:span><text:span text:style-name="T3">fin de renforcer et respecter le côté compétitif les utilisateurs doivent être en mesure de travailler l’ensemble des mouvements qui leurs sont proposés afin de travailler sur les points forts mais surtout leurs faiblesses.</text:span><text:line-break/><text:line-break/>----------------------------------</text:p>
      <text:p text:style-name="P5"/>
      <text:p text:style-name="P10">Les séances sont adaptées : <text:line-break/>si l’utilisateur ne peut réaliser un mouvement il peut skipper ce mouvement ou si possible avoir des conseilles pour faire le mouvement autrement.</text:p>
      <text:p text:style-name="P10"><text:span text:style-name="T5">E</text:span>x (mouvement pompes : à faire sur la pointes des pieds corps tendu et posant les mains au sol, si impossibilité de faire la pompe on peut conseiller de la faire à genoux pour que se soit plus facile)</text:p>
      <text:p text:style-name="P4"/>
      <text:p text:style-name="P6">----------------------------------</text:p>
      <text:p text:style-name="P6"/>
      <text:p text:style-name="P6"/>
      <text:p text:style-name="P11">Une fois les trainings de la semaine terminés.</text:p>
      <text:p text:style-name="P11"/>
      <text:p text:style-name="P11"><text:span text:style-name="T5">I</text:span>l y aurait une mini compétition <text:span text:style-name="T5">style «UNO»</text:span> ou les utilisateurs au nombre de 4 doivent réaliser une synthèse des trainings de la semaines le plus rapidement possible.<text:line-break/><text:line-break/>Au cours cette mini compète les utilisateurs devront : </text:p>
      <text:p text:style-name="P12"/>
      <text:p text:style-name="P12"><text:span text:style-name="T5">R</text:span>éaliser le plus rapidement possible <text:span text:style-name="T5">les exercices qui leurs seront proposés basés uniquement</text:span> les trainings <text:span text:style-name="T5">de la semaine.</text:span><text:line-break/><text:line-break/><text:soft-page-break/>Chaque utilisateurs sera verra attribuer de manière aléatoire un bonus ou malus qu’il pourra attrbuer à soit <text:span text:style-name="T5">m</text:span>ême ou à son adversaire afin de le ralentir dans l’<text:span text:style-name="T5">é</text:span>xecution de ses mouvement<text:span text:style-name="T5">s</text:span>. <text:line-break/><text:line-break/>Une fois la compétition terminées les utilisateurs seront classés en fonction de leurs performances. </text:p>
      <text:p text:style-name="P12"/>
      <text:p text:style-name="P5"/>
      <text:p text:style-name="P13">----------------------------------</text:p>
      <text:p text:style-name="P13">----------------------------------</text:p>
      <text:p text:style-name="P13">----------------------------------</text:p>
      <text:p text:style-name="P4"/>
      <text:p text:style-name="P14">USER STORIES :</text:p>
      <text:p text:style-name="P14"/>
      <text:h text:style-name="P15" text:outline-level="3">Must Have (essentiel au MVP)</text:h>
      <text:list text:style-name="L1">
        <text:list-item>
          <text:p text:style-name="P16">En tant que sportif non professionnel, je veux que l’application me propose des séances au poids du corps que je puisse réaliser à la maison, au travail ou en extérieur.</text:p>
        </text:list-item>
        <text:list-item>
          <text:p text:style-name="P16">En tant que sportif non professionnel, je veux pouvoir lancer une séance complète (échauffement, exercices, étirements) afin de m’entraîner efficacement sans matériel.</text:p>
        </text:list-item>
        <text:list-item>
          <text:p text:style-name="P16">En tant que sportif non professionnel, je veux pouvoir sauter (“skipper”) un exercice difficile ou avoir une alternative plus facile, afin d’adapter la séance à mes capacités.</text:p>
        </text:list-item>
        <text:list-item>
          <text:p text:style-name="P16">En tant que sportif non professionnel, je veux valider mes séances réalisées afin de suivre ma régularité et mes progrès.</text:p>
        </text:list-item>
        <text:list-item>
          <text:p text:style-name="P16">En tant que sportif non professionnel, je veux pouvoir défier mes amis sur les entraînements de la semaine dans le cadre d’une mini-compétition style “UNO”.</text:p>
        </text:list-item>
      </text:list>
      <text:p text:style-name="P17"/>
      <text:h text:style-name="P18" text:outline-level="3">Should Have</text:h>
      <text:list text:style-name="L2">
        <text:list-item>
          <text:p text:style-name="P19">En tant que sportif non professionnel, je veux pouvoir comparer mes performances avec celles de mes amis afin de garder la motivation et créer une compétition saine.</text:p>
        </text:list-item>
        <text:list-item>
          <text:p text:style-name="P19">En tant que sportif non professionnel, je veux voir un classement hebdomadaire des meilleurs scores afin de me challenger et rester actif.</text:p>
        </text:list-item>
        <text:list-item>
          <text:p text:style-name="P19">En tant que sportif non professionnel, je veux recevoir des conseils ou corrections si je ne peux pas réaliser un mouvement, afin de continuer la séance sans me décourager.</text:p>
        </text:list-item>
      </text:list>
      <text:p text:style-name="P17"><text:soft-page-break/></text:p>
      <text:h text:style-name="P18" text:outline-level="3">Could Have (bonus)</text:h>
      <text:list text:style-name="L3">
        <text:list-item>
          <text:p text:style-name="P20">En tant que sportif non professionnel, je veux pouvoir choisir entre différents modes (solo, compétition, libre) afin de varier l’expérience selon mon humeur.</text:p>
        </text:list-item>
        <text:list-item>
          <text:p text:style-name="P20">En tant que sportif non professionnel, je veux recevoir une notification quand un ami termine sa séance afin de me motiver à faire la mienne.</text:p>
        </text:list-item>
      </text:list>
      <text:p text:style-name="P17"/>
      <text:h text:style-name="P21" text:outline-level="3"><text:s/><text:span text:style-name="T6">Won’t Have</text:span></text:h>
      <text:list text:style-name="L4">
        <text:list-item>
          <text:p text:style-name="P22">En tant que coach, je veux suivre les progrès de mes athlètes.</text:p>
        </text:list-item>
      </text:list>
      <text:p text:style-name="P23"/>
      <text:p text:style-name="P23"/>
      <text:p text:style-name="P24">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24"/>
      <text:p text:style-name="P24"/>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ans Mono" svg:font-family="'Ubuntu Sans Mono'" style:font-family-generic="swiss"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6T11:55:39.051221938</meta:creation-date>
    <dc:date>2025-10-06T16:38:07.766067282</dc:date>
    <meta:editing-duration>PT2H49M10S</meta:editing-duration>
    <meta:editing-cycles>2</meta:editing-cycles>
    <meta:generator>LibreOffice/25.2.6.2$Linux_X86_64 LibreOffice_project/40d1a0e1d5bdf1afaeae24d9ece32bbb00fa66a4</meta:generator>
    <meta:document-statistic meta:table-count="0" meta:image-count="0" meta:object-count="0" meta:page-count="4" meta:paragraph-count="53" meta:word-count="790" meta:character-count="5336" meta:non-whitespace-character-count="4576"/>
  </office:meta>
</office:document-meta>
</file>